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5.466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5.8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number-columns-repeated="1018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2" table:default-cell-style-name="ce6"/>
        <table:table-column table:style-name="co10" table:default-cell-style-name="ce6"/>
        <table:table-column table:style-name="co4" table:number-columns-repeated="1016" table:default-cell-style-name="ce6"/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style-name="ce9"/>
          <table:table-cell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style-name="ce9"/>
          <table:table-cell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style-name="ce9"/>
          <table:table-cell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7]-[.F7]&gt;0;[.$G$1]*[.A7]-[.F7];0)" office:value-type="float" office:value="0">
            <text:p>0</text:p>
          </table:table-cell>
          <table:table-cell table:formula="of:=IF(AND([.E7]&lt;&gt;&quot;&quot;;[.G7]&gt;0);MID([.E7];9;7)&amp;&quot;,&quot;&amp;[.G7]&amp;&quot;, &quot;&amp;[.I7];&quot;&quot;)">
            <text:p/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8]-[.F8]&gt;0;[.$G$1]*[.A8]-[.F8];0)" office:value-type="float" office:value="0">
            <text:p>0</text:p>
          </table:table-cell>
          <table:table-cell table:formula="of:=IF(AND([.E8]&lt;&gt;&quot;&quot;;[.G8]&gt;0);MID([.E8];9;7)&amp;&quot;,&quot;&amp;[.G8]&amp;&quot;, &quot;&amp;[.I8];&quot;&quot;)">
            <text:p/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1" office:value-type="float" office:value="0">
            <text:p>0</text:p>
          </table:table-cell>
          <table:table-cell table:style-name="ce9" table:formula="of:=IF([.$G$1]*[.A18]-[.F18]&gt;0;[.$G$1]*[.A18]-[.F18];0)" office:value-type="float" office:value="2">
            <text:p>2</text:p>
          </table:table-cell>
          <table:table-cell table:formula="of:=IF(AND([.E18]&lt;&gt;&quot;&quot;;[.G18]&gt;0);MID([.E18];9;7)&amp;&quot;,&quot;&amp;[.G18]&amp;&quot;, &quot;&amp;[.I18];&quot;&quot;)" office:value-type="string" office:string-value=" µA 78L,2, 78L10SMD">
            <text:p><text:s/>µA 78L,2, 78L10SMD</text:p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14">
            <text:p>14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14, BC817-25SMD">
            <text:p><text:s/>BC 817,14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24]-[.F24]&gt;0;[.$G$1]*[.A24]-[.F24];0)" office:value-type="float" office:value="2">
            <text:p>2</text:p>
          </table:table-cell>
          <table:table-cell table:formula="of:=IF(AND([.E24]&lt;&gt;&quot;&quot;;[.G24]&gt;0);MID([.E24];9;7)&amp;&quot;,&quot;&amp;[.G24]&amp;&quot;, &quot;&amp;[.I24];&quot;&quot;)" office:value-type="string" office:string-value="1469641,2, 16MHz">
            <text:p>1469641,2, 16MHz</text:p>
          </table:table-cell>
          <table:table-cell table:formula="of:=[.B24]" office:value-type="string" office:string-value="16MHz">
            <text:p>16MHz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/>
          <table:table-cell table:style-name="ce9" table:formula="of:=IF([.$G$1]*[.A25]-[.F25]&gt;0;[.$G$1]*[.A25]-[.F25];0)" office:value-type="float" office:value="8">
            <text:p>8</text:p>
          </table:table-cell>
          <table:table-cell table:formula="of:=IF(AND([.E25]&lt;&gt;&quot;&quot;;[.G25]&gt;0);MID([.E25];9;7)&amp;&quot;,&quot;&amp;[.G25]&amp;&quot;, &quot;&amp;[.I25];&quot;&quot;)" office:value-type="string" office:string-value="1469765,8, 2k2">
            <text:p>1469765,8, 2k2</text:p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/>
          <table:table-cell table:style-name="ce9" table:formula="of:=IF([.$G$1]*[.A26]-[.F26]&gt;0;[.$G$1]*[.A26]-[.F26];0)" office:value-type="float" office:value="2">
            <text:p>2</text:p>
          </table:table-cell>
          <table:table-cell table:formula="of:=IF(AND([.E26]&lt;&gt;&quot;&quot;;[.G26]&gt;0);MID([.E26];9;7)&amp;&quot;,&quot;&amp;[.G26]&amp;&quot;, &quot;&amp;[.I26];&quot;&quot;)" office:value-type="string" office:string-value="1469803,2, 330">
            <text:p>1469803,2, 330</text:p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27]-[.F27]&gt;0;[.$G$1]*[.A27]-[.F27];0)" office:value-type="float" office:value="0">
            <text:p>0</text:p>
          </table:table-cell>
          <table:table-cell table:formula="of:=IF(AND([.E27]&lt;&gt;&quot;&quot;;[.G27]&gt;0);MID([.E27];9;7)&amp;&quot;,&quot;&amp;[.G27]&amp;&quot;, &quot;&amp;[.I27];&quot;&quot;)">
            <text:p/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/>
          <table:table-cell table:style-name="ce9" table:formula="of:=IF([.$G$1]*[.A28]-[.F28]&gt;0;[.$G$1]*[.A28]-[.F28];0)" office:value-type="float" office:value="24">
            <text:p>24</text:p>
          </table:table-cell>
          <table:table-cell table:formula="of:=IF(AND([.E28]&lt;&gt;&quot;&quot;;[.G28]&gt;0);MID([.E28];9;7)&amp;&quot;,&quot;&amp;[.G28]&amp;&quot;, &quot;&amp;[.I28];&quot;&quot;)" office:value-type="string" office:string-value="1653309,24, 47k - 0.1%">
            <text:p>1653309,24, 47k - 0.1%</text:p>
          </table:table-cell>
          <table:table-cell table:formula="of:=[.B28]" office:value-type="string" office:string-value="47k - 0.1%">
            <text:p>47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/>
          <table:table-cell table:style-name="ce9" table:formula="of:=IF([.$G$1]*[.A29]-[.F29]&gt;0;[.$G$1]*[.A29]-[.F29];0)" office:value-type="float" office:value="46">
            <text:p>46</text:p>
          </table:table-cell>
          <table:table-cell table:formula="of:=IF(AND([.E29]&lt;&gt;&quot;&quot;;[.G29]&gt;0);MID([.E29];9;7)&amp;&quot;,&quot;&amp;[.G29]&amp;&quot;, &quot;&amp;[.I29];&quot;&quot;)" office:value-type="string" office:string-value="1469749,46, 10k">
            <text:p>1469749,46, 10k</text:p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/>
          <table:table-cell table:style-name="ce9" table:formula="of:=IF([.$G$1]*[.A31]-[.F31]&gt;0;[.$G$1]*[.A31]-[.F31];0)" office:value-type="float" office:value="2">
            <text:p>2</text:p>
          </table:table-cell>
          <table:table-cell table:formula="of:=IF(AND([.E31]&lt;&gt;&quot;&quot;;[.G31]&gt;0);MID([.E31];9;7)&amp;&quot;,&quot;&amp;[.G31]&amp;&quot;, &quot;&amp;[.I31];&quot;&quot;)" office:value-type="string" office:string-value="1469649,2, 100k">
            <text:p>1469649,2, 100k</text:p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32]-[.F32]&gt;0;[.$G$1]*[.A32]-[.F32];0)" office:value-type="float" office:value="2">
            <text:p>2</text:p>
          </table:table-cell>
          <table:table-cell table:formula="of:=IF(AND([.E32]&lt;&gt;&quot;&quot;;[.G32]&gt;0);MID([.E32];9;7)&amp;&quot;,&quot;&amp;[.G32]&amp;&quot;, &quot;&amp;[.I32];&quot;&quot;)" office:value-type="string" office:string-value="1653253,2, 10k - 0.1%">
            <text:p>1653253,2, 10k - 0.1%</text:p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/>
          <table:table-cell table:style-name="ce9" table:formula="of:=IF([.$G$1]*[.A33]-[.F33]&gt;0;[.$G$1]*[.A33]-[.F33];0)" office:value-type="float" office:value="24">
            <text:p>24</text:p>
          </table:table-cell>
          <table:table-cell table:formula="of:=IF(AND([.E33]&lt;&gt;&quot;&quot;;[.G33]&gt;0);MID([.E33];9;7)&amp;&quot;,&quot;&amp;[.G33]&amp;&quot;, &quot;&amp;[.I33];&quot;&quot;)" office:value-type="string" office:string-value="1653299,24, 22k - 0.1%">
            <text:p>1653299,24, 22k - 0.1%</text:p>
          </table:table-cell>
          <table:table-cell table:formula="of:=[.B33]" office:value-type="string" office:string-value="22k - 0.1%">
            <text:p>2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1" office:value-type="string">
            <text:p>Farnell 1469739</text:p>
          </table:table-cell>
          <table:table-cell table:style-name="ce9"/>
          <table:table-cell table:style-name="ce9" table:formula="of:=IF([.$G$1]*[.A34]-[.F34]&gt;0;[.$G$1]*[.A34]-[.F34];0)" office:value-type="float" office:value="18">
            <text:p>18</text:p>
          </table:table-cell>
          <table:table-cell table:formula="of:=IF(AND([.E34]&lt;&gt;&quot;&quot;;[.G34]&gt;0);MID([.E34];9;7)&amp;&quot;,&quot;&amp;[.G34]&amp;&quot;, &quot;&amp;[.I34];&quot;&quot;)" office:value-type="string" office:string-value="1469739,18, 0R">
            <text:p>1469739,18, 0R</text:p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2" office:value-type="string">
            <text:p>Farnell 9332189</text:p>
          </table:table-cell>
          <table:table-cell table:style-name="ce9"/>
          <table:table-cell table:style-name="ce9" table:formula="of:=IF([.$G$1]*[.A35]-[.F35]&gt;0;[.$G$1]*[.A35]-[.F35];0)" office:value-type="float" office:value="8">
            <text:p>8</text:p>
          </table:table-cell>
          <table:table-cell table:formula="of:=IF(AND([.E35]&lt;&gt;&quot;&quot;;[.G35]&gt;0);MID([.E35];9;7)&amp;&quot;,&quot;&amp;[.G35]&amp;&quot;, &quot;&amp;[.I35];&quot;&quot;)" office:value-type="string" office:string-value="9332189,8, 4r7">
            <text:p>9332189,8, 4r7</text:p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/>
          <table:table-cell table:style-name="ce9" table:formula="of:=IF([.$G$1]*[.A36]-[.F36]&gt;0;[.$G$1]*[.A36]-[.F36];0)" office:value-type="float" office:value="14">
            <text:p>14</text:p>
          </table:table-cell>
          <table:table-cell table:formula="of:=IF(AND([.E36]&lt;&gt;&quot;&quot;;[.G36]&gt;0);MID([.E36];9;7)&amp;&quot;,&quot;&amp;[.G36]&amp;&quot;, &quot;&amp;[.I36];&quot;&quot;)" office:value-type="string" office:string-value="1469807,14, 4k7">
            <text:p>1469807,14, 4k7</text:p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/>
          <table:table-cell table:style-name="ce9" table:formula="of:=IF([.$G$1]*[.A38]-[.F38]&gt;0;[.$G$1]*[.A38]-[.F38];0)" office:value-type="float" office:value="6">
            <text:p>6</text:p>
          </table:table-cell>
          <table:table-cell table:formula="of:=IF(AND([.E38]&lt;&gt;&quot;&quot;;[.G38]&gt;0);MID([.E38];9;7)&amp;&quot;,&quot;&amp;[.G38]&amp;&quot;, &quot;&amp;[.I38];&quot;&quot;)" office:value-type="string" office:string-value="1653263,6, 2k - 0.1%">
            <text:p>1653263,6, 2k - 0.1%</text:p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9]-[.F39]&gt;0;[.$G$1]*[.A39]-[.F39];0)" office:value-type="float" office:value="0">
            <text:p>0</text:p>
          </table:table-cell>
          <table:table-cell table:formula="of:=IF(AND([.E39]&lt;&gt;&quot;&quot;;[.G39]&gt;0);MID([.E39];9;7)&amp;&quot;,&quot;&amp;[.G39]&amp;&quot;, &quot;&amp;[.I39];&quot;&quot;)">
            <text:p/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/>
          <table:table-cell table:style-name="ce9" table:formula="of:=IF([.$G$1]*[.A40]-[.F40]&gt;0;[.$G$1]*[.A40]-[.F40];0)" office:value-type="float" office:value="2">
            <text:p>2</text:p>
          </table:table-cell>
          <table:table-cell table:formula="of:=IF(AND([.E40]&lt;&gt;&quot;&quot;;[.G40]&gt;0);MID([.E40];9;7)&amp;&quot;,&quot;&amp;[.G40]&amp;&quot;, &quot;&amp;[.I40];&quot;&quot;)" office:value-type="string" office:string-value="1400608,2, 36k - 0.1%">
            <text:p>1400608,2, 36k - 0.1%</text:p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/>
          <table:table-cell table:style-name="ce9" table:formula="of:=IF([.$G$1]*[.A41]-[.F41]&gt;0;[.$G$1]*[.A41]-[.F41];0)" office:value-type="float" office:value="6">
            <text:p>6</text:p>
          </table:table-cell>
          <table:table-cell table:formula="of:=IF(AND([.E41]&lt;&gt;&quot;&quot;;[.G41]&gt;0);MID([.E41];9;7)&amp;&quot;,&quot;&amp;[.G41]&amp;&quot;, &quot;&amp;[.I41];&quot;&quot;)" office:value-type="string" office:string-value="1612041,6, 120k - 0.1%">
            <text:p>1612041,6, 120k - 0.1%</text:p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/>
          <table:table-cell table:style-name="ce9" table:formula="of:=IF([.$G$1]*[.A42]-[.F42]&gt;0;[.$G$1]*[.A42]-[.F42];0)" office:value-type="float" office:value="4">
            <text:p>4</text:p>
          </table:table-cell>
          <table:table-cell table:formula="of:=IF(AND([.E42]&lt;&gt;&quot;&quot;;[.G42]&gt;0);MID([.E42];9;7)&amp;&quot;,&quot;&amp;[.G42]&amp;&quot;, &quot;&amp;[.I42];&quot;&quot;)" office:value-type="string" office:string-value="1469841,4, 820">
            <text:p>1469841,4, 820</text:p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4]-[.F44]&gt;0;[.$G$1]*[.A44]-[.F44];0)" office:value-type="float" office:value="0">
            <text:p>0</text:p>
          </table:table-cell>
          <table:table-cell table:formula="of:=IF(AND([.E44]&lt;&gt;&quot;&quot;;[.G44]&gt;0);MID([.E44];9;7)&amp;&quot;,&quot;&amp;[.G44]&amp;&quot;, &quot;&amp;[.I44];&quot;&quot;)">
            <text:p/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0">
            <text:p>0</text:p>
          </table:table-cell>
          <table:table-cell table:formula="of:=IF(AND([.E45]&lt;&gt;&quot;&quot;;[.G45]&gt;0);MID([.E45];9;7)&amp;&quot;,&quot;&amp;[.G45]&amp;&quot;, &quot;&amp;[.I45];&quot;&quot;)">
            <text:p/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/>
          <table:table-cell table:style-name="ce9" table:formula="of:=IF([.$G$1]*[.A48]-[.F48]&gt;0;[.$G$1]*[.A48]-[.F48];0)" office:value-type="float" office:value="6">
            <text:p>6</text:p>
          </table:table-cell>
          <table:table-cell table:formula="of:=IF(AND([.E48]&lt;&gt;&quot;&quot;;[.G48]&gt;0);MID([.E48];9;7)&amp;&quot;,&quot;&amp;[.G48]&amp;&quot;, &quot;&amp;[.I48];&quot;&quot;)" office:value-type="string" office:string-value="1525470,6, QS6J1=FDC6312P">
            <text:p>1525470,6, QS6J1=FDC6312P</text:p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style-name="ce9"/>
          <table:table-cell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/>
          <table:table-cell table:style-name="ce9" table:formula="of:=IF([.$G$1]*[.A51]-[.F51]&gt;0;[.$G$1]*[.A51]-[.F51];0)" office:value-type="float" office:value="4">
            <text:p>4</text:p>
          </table:table-cell>
          <table:table-cell table:formula="of:=IF(AND([.E51]&lt;&gt;&quot;&quot;;[.G51]&gt;0);MID([.E51];9;7)&amp;&quot;,&quot;&amp;[.G51]&amp;&quot;, &quot;&amp;[.I51];&quot;&quot;)" office:value-type="string" office:string-value="1312793,4, LM5106">
            <text:p>1312793,4, LM5106</text:p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table:number-columns-repeated="2"/>
          <table:table-cell table:style-name="ce8" office:value-type="string">
            <text:p>Farnell 1099236</text:p>
          </table:table-cell>
          <table:table-cell office:value-type="float" office:value="3">
            <text:p>3</text:p>
          </table:table-cell>
          <table:table-cell table:style-name="ce9" table:formula="of:=IF([.$G$1]*[.A53]-[.F53]&gt;0;[.$G$1]*[.A53]-[.F53];0)" office:value-type="float" office:value="0">
            <text:p>0</text:p>
          </table:table-cell>
          <table:table-cell table:formula="of:=IF(AND([.E53]&lt;&gt;&quot;&quot;;[.G53]&gt;0);MID([.E53];9;7)&amp;&quot;,&quot;&amp;[.G53]&amp;&quot;, &quot;&amp;[.I53];&quot;&quot;)">
            <text:p/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9:59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01H43M31S</meta:editing-duration>
    <meta:editing-cycles>10</meta:editing-cycles>
    <meta:generator>OpenOffice.org/3.2$Win32 OpenOffice.org_project/320m12$Build-9483</meta:generator>
    <dc:date>2010-03-10T19:59:44.93</dc:date>
    <dc:creator>Fabian Huslik</dc:creator>
    <meta:document-statistic meta:table-count="3" meta:cell-count="957" meta:object-count="0"/>
  </office:meta>
</office:document-meta>
</file>